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1.321cm" fo:min-width="0.88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13cm"/>
    </style:style>
    <style:style style:name="gr6" style:family="graphic" style:parent-style-name="standard">
      <style:graphic-properties draw:marker-start="" draw:marker-end="Arrow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style:text-properties fo:font-size="13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fo:text-align="center" fo:text-indent="0cm">
        <style:tab-stops>
          <style:tab-stop style:position="2.583cm"/>
        </style:tab-stops>
      </style:paragraph-properties>
    </style:style>
    <style:style style:name="P9" style:family="paragraph">
      <style:paragraph-properties fo:text-align="center">
        <style:tab-stops>
          <style:tab-stop style:position="2.583cm"/>
        </style:tab-stops>
      </style:paragraph-properties>
      <style:text-properties fo:font-size="13pt"/>
    </style:style>
    <style:style style:name="P10" style:family="paragraph">
      <style:paragraph-properties fo:text-align="center"/>
      <style:text-properties fo:font-size="13pt"/>
    </style:style>
    <style:style style:name="T1" style:family="text">
      <style:text-properties fo:font-size="12pt"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T3" style:family="text">
      <style:text-properties fo:font-size="13pt"/>
    </style:style>
    <style:style style:name="T4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991cm" svg:height="2.991cm" svg:x="7.804cm" svg:y="12.7cm">
          <text:p text:style-name="P1"><text:span text:style-name="T1">SOSS</text:span></text:p>
          <text:p text:style-name="P1"><text:span text:style-name="T1">OCS</text:span></text:p>
          <text:p text:style-name="P1"><text:span text:style-name="T1">Gen 2</text:span></text:p>
          <text:p text:style-name="P1"><text:span text:style-name="T2"/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10.795cm" svg:y1="13.335cm" svg:x2="14.605cm" svg:y2="13.335cm">
          <text:p text:style-name="P4"/>
        </draw:line>
        <draw:line draw:style-name="gr2" draw:text-style-name="P3" draw:layer="layout" svg:x1="14.605cm" svg:y1="14.605cm" svg:x2="10.795cm" svg:y2="14.605cm">
          <text:p text:style-name="P4"/>
        </draw:line>
        <draw:line draw:style-name="gr3" draw:text-style-name="P3" draw:layer="layout" svg:x1="10.795cm" svg:y1="15.875cm" svg:x2="14.605cm" svg:y2="15.875cm">
          <text:p text:style-name="P4"/>
        </draw:line>
        <draw:line draw:style-name="gr2" draw:text-style-name="P3" draw:layer="layout" svg:x1="10.795cm" svg:y1="13.97cm" svg:x2="14.605cm" svg:y2="13.97cm">
          <text:p text:style-name="P4"/>
        </draw:line>
        <draw:frame draw:style-name="gr4" draw:text-style-name="P5" draw:layer="layout" svg:width="2.542cm" svg:height="0.725cm" svg:x="11.428cm" svg:y="12.61cm">
          <draw:text-box>
            <text:p text:style-name="P4"><text:span text:style-name="T2">commands</text:span></text:p>
          </draw:text-box>
        </draw:frame>
        <draw:frame draw:style-name="gr4" draw:text-style-name="P5" draw:layer="layout" svg:width="1.611cm" svg:height="0.725cm" svg:x="12.065cm" svg:y="13.335cm">
          <draw:text-box>
            <text:p text:style-name="P4"><text:span text:style-name="T2">status</text:span></text:p>
          </draw:text-box>
        </draw:frame>
        <draw:frame draw:style-name="gr4" draw:text-style-name="P6" draw:layer="layout" svg:width="1.696cm" svg:height="0.763cm" svg:x="11.43cm" svg:y="13.97cm">
          <draw:text-box>
            <text:p text:style-name="P4"><text:span text:style-name="T3">status</text:span></text:p>
          </draw:text-box>
        </draw:frame>
        <draw:frame draw:style-name="gr5" draw:text-style-name="P7" draw:layer="layout" svg:width="4.083cm" svg:height="0.763cm" svg:x="10.795cm" svg:y="15.112cm">
          <draw:text-box>
            <text:p text:style-name="P4"><text:span text:style-name="T3">files, FITS, logs,...</text:span></text:p>
          </draw:text-box>
        </draw:frame>
        <draw:line draw:style-name="gr6" draw:text-style-name="P3" draw:layer="layout" svg:x1="10.795cm" svg:y1="15.875cm" svg:x2="10.16cm" svg:y2="15.24cm">
          <text:p text:style-name="P4"/>
        </draw:line>
        <draw:frame draw:style-name="gr4" draw:text-style-name="P6" draw:layer="layout" svg:width="3.224cm" svg:height="2.139cm" svg:x="15.481cm" svg:y="13.566cm">
          <draw:text-box>
            <text:p text:style-name="P4"><text:span text:style-name="T3">Instrument</text:span></text:p>
            <text:p text:style-name="P4"><text:span text:style-name="T3"><text:s text:c="2"/></text:span><text:span text:style-name="T3">(OBCP)</text:span></text:p>
            <text:p text:style-name="P4"><text:span text:style-name="T4">+FTP server for</text:span></text:p>
            <text:p text:style-name="P4"><text:span text:style-name="T4">file transfer</text:span></text:p>
          </draw:text-box>
        </draw:frame>
        <draw:custom-shape draw:style-name="gr7" draw:text-style-name="P3" draw:layer="layout" svg:width="3.885cm" svg:height="2.729cm" svg:x="15.035cm" svg:y="13.167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709cm" svg:height="2.75cm" svg:x="2.709cm" svg:y="12.789cm">
          <text:p text:style-name="P8"><text:span text:style-name="T3">TC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3" draw:layer="layout" svg:x1="5.796cm" svg:y1="14.133cm" svg:x2="7.518cm" svg:y2="14.175cm">
          <text:p text:style-name="P4"/>
        </draw:line>
        <draw:custom-shape draw:style-name="gr10" draw:text-style-name="P10" draw:layer="layout" svg:width="3.989cm" svg:height="2.226cm" svg:x="7.183cm" svg:y="17.66cm">
          <text:p text:style-name="P1"><text:span text:style-name="T3">STAR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23cm" svg:y1="16.085cm" svg:x2="9.323cm" svg:y2="17.555cm">
          <text:p text:style-name="P4"/>
        </draw:line>
        <draw:custom-shape draw:style-name="gr10" draw:text-style-name="P10" draw:layer="layout" svg:width="5.921cm" svg:height="2.142cm" svg:x="6.783cm" svg:y="8.946cm">
          <text:p text:style-name="P1"><text:span text:style-name="T3">AG, SH, WFS,</text:span></text:p>
          <text:p text:style-name="P1"><text:span text:style-name="T3">Hexapod, ...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3" draw:layer="layout" svg:x1="6.846cm" svg:y1="10.647cm" svg:x2="4.893cm" svg:y2="12.684cm">
          <text:p text:style-name="P4"/>
        </draw:line>
        <draw:frame draw:style-name="gr4" draw:text-style-name="P7" draw:layer="layout" svg:width="1.577cm" svg:height="0.763cm" draw:transform="rotate (0.7853981633973) translate (4.588cm 11.891cm)">
          <draw:text-box>
            <text:p text:style-name="P4"><text:span text:style-name="T3">serial</text:span></text:p>
          </draw:text-box>
        </draw:frame>
        <draw:line draw:style-name="gr9" draw:text-style-name="P3" draw:layer="layout" svg:x1="12.914cm" svg:y1="10.269cm" svg:x2="16.316cm" svg:y2="12.726cm">
          <text:p text:style-name="P4"/>
        </draw:line>
        <draw:custom-shape draw:style-name="gr7" draw:text-style-name="P3" draw:layer="layout" svg:width="2.814cm" svg:height="3.717cm" svg:x="3.633cm" svg:y="16.568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097cm" svg:height="1.787cm" svg:x="3.486cm" svg:y="17.45cm">
          <draw:text-box>
            <text:p text:style-name="P4"><text:span text:style-name="T3">Skeleton,</text:span></text:p>
            <text:p text:style-name="P4"><text:span text:style-name="T3">OPE files.</text:span></text:p>
            <text:p text:style-name="P4"><text:span text:style-name="T3">(sequencing)</text:span></text:p>
          </draw:text-box>
        </draw:frame>
        <draw:line draw:style-name="gr2" draw:text-style-name="P3" draw:layer="layout" svg:x1="6.804cm" svg:y1="16.379cm" svg:x2="8.232cm" svg:y2="15.455cm">
          <text:p text:style-name="P4"/>
        </draw:line>
        <draw:line draw:style-name="gr9" draw:text-style-name="P3" draw:layer="layout" svg:x1="9.576cm" svg:y1="11.382cm" svg:x2="9.576cm" svg:y2="12.495cm">
          <text:p text:style-name="P4"/>
        </draw:line>
        <draw:frame draw:style-name="gr4" draw:text-style-name="P7" draw:layer="layout" svg:width="1.302cm" svg:height="0.763cm" draw:transform="rotate (1.5707963267946) translate (8.784cm 12.68cm)">
          <draw:text-box>
            <text:p text:style-name="P4"><text:span text:style-name="T3">files</text:span></text:p>
          </draw:text-box>
        </draw:frame>
        <draw:custom-shape draw:style-name="gr7" draw:text-style-name="P3" draw:layer="layout" svg:width="4.557cm" svg:height="2.646cm" svg:x="13.439cm" svg:y="18.038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236cm" svg:height="1.787cm" svg:x="13.628cm" svg:y="18.437cm">
          <draw:text-box>
            <text:p text:style-name="P4"><text:span text:style-name="T3">ANA workstations</text:span></text:p>
            <text:p text:style-name="P4"><text:span text:style-name="T3">(FITS viewer,</text:span></text:p>
            <text:p text:style-name="P4"><text:span text:style-name="T3">data analysis, etc.)</text:span></text:p>
          </draw:text-box>
        </draw:frame>
        <draw:line draw:style-name="gr9" draw:text-style-name="P3" draw:layer="layout" svg:x1="10.101cm" svg:y1="15.959cm" svg:x2="13.124cm" svg:y2="17.849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Scot Kleinman</meta:initial-creator>
    <meta:creation-date>2008-03-12T13:35:55</meta:creation-date>
    <dc:creator>Scot Kleinman</dc:creator>
    <dc:date>2008-03-12T14:02:48</dc:date>
    <dc:language>en-US</dc:language>
    <meta:editing-cycles>4</meta:editing-cycles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